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cm" fo:min-width="0cm" fo:padding-top="0.109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9.108cm" fo:min-width="0cm" fo:padding-top="0.025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2.572cm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054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.004cm" fo:margin-bottom="0.004cm" fo:line-height="93%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margin-top="0.423cm" fo:margin-bottom="0.353cm" fo:line-height="93%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503cm" fo:margin-bottom="0.004cm" fo:line-height="93%" fo:text-indent="0cm" style:punctuation-wrap="simple" style:line-break="strict" loext:tab-stop-distance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2" style:family="text">
      <style:text-properties fo:color="#000000" loext:opacity="100%" fo:font-size="10pt" fo:language="en" fo:country="US" style:font-size-asian="10pt" style:language-asian="en" style:country-asian="US" style:font-size-complex="10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space-before="0.3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Dum de dum</text:span></text:p>
              </text:list-header>
            </text:list>
          </draw:text-box>
        </draw:frame>
        <draw:frame presentation:style-name="pr2" draw:text-style-name="P2" draw:layer="layout" svg:width="25.197cm" svg:height="9.132cm" svg:x="1.397cm" svg:y="3.687cm" presentation:class="subtitle" presentation:user-transformed="true">
          <draw:text-box>
            <text:list text:style-name="L1">
              <text:list-header>
                <text:p text:style-name="P3"><text:span text:style-name="T2">KØBENHAVNS UNIVERSITET</text:span></text:p>
              </text:list-header>
            </text:list>
          </draw:text-box>
        </draw:frame>
        <presentation:notes draw:style-name="dp2">
          <draw:page-thumbnail draw:style-name="gr1" draw:layer="layout" svg:width="18.622cm" svg:height="10.478cm" svg:x="1.482cm" svg:y="2.121cm" draw:page-number="1" presentation:class="page"/>
          <draw:frame presentation:style-name="pr3" draw:text-style-name="P4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est1</text:span></text:p>
              </text:list-header>
            </text:list>
          </draw:text-box>
        </draw:frame>
        <draw:frame presentation:style-name="pr4" draw:text-style-name="P2" draw:layer="layout" svg:width="25.197cm" svg:height="9.132cm" svg:x="1.397cm" svg:y="3.687cm" presentation:class="outline" presentation:user-transformed="true">
          <draw:text-box>
            <text:list text:style-name="L2">
              <text:list-item>
                <text:p text:style-name="P5"><text:span text:style-name="T1">test</text:span></text:p>
              </text:list-item>
            </text:list>
          </draw:text-box>
        </draw:frame>
        <presentation:notes draw:style-name="dp2">
          <draw:page-thumbnail draw:style-name="gr1" draw:layer="layout" svg:width="18.622cm" svg:height="10.478cm" svg:x="1.482cm" svg:y="2.121cm" draw:page-number="2" presentation:class="page"/>
          <draw:frame presentation:style-name="pr3" draw:text-style-name="P4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.004cm" fo:line-height="93%" fo:text-align="start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32pt" style:font-style-asian="normal" style:font-weight-asian="normal" style:font-name-complex="Noto Sans CJK SC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401cm" fo:margin-bottom="0.004cm" fo:line-height="93%" fo:text-align="start" fo:text-indent="-0.79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304cm" fo:margin-bottom="0.004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203cm" fo:margin-bottom="0.004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01cm" fo:margin-bottom="0.004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004cm" fo:margin-bottom="0.004cm" fo:line-height="93%" fo:text-align="center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32pt" style:font-style-asian="normal" style:font-weight-asian="normal" style:font-name-complex="Noto Sans CJK SC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.004cm" fo:margin-bottom="0.004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44pt" style:font-style-asian="normal" style:font-weight-asian="normal" style:font-name-complex="Noto Sans CJK SC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004cm" fo:margin-bottom="0.004cm" fo:line-height="93%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.004cm" fo:margin-bottom="0.004cm" fo:line-height="93%" fo:text-indent="0cm" style:punctuation-wrap="simple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7" style:family="paragraph">
      <style:paragraph-properties fo:margin-left="0cm" fo:margin-right="0cm" fo:margin-top="0.004cm" fo:margin-bottom="0.004cm" fo:line-height="93%" fo:text-align="center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.004cm" fo:margin-bottom="0.004cm" fo:line-height="93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9" style:family="paragraph">
      <style:paragraph-properties fo:margin-left="0cm" fo:margin-right="0cm" fo:margin-top="0.004cm" fo:margin-bottom="0.004cm" fo:line-height="93%" fo:text-align="end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004cm" fo:margin-bottom="0.004cm" fo:line-height="93%" fo:text-align="end" fo:text-indent="0cm" style:punctuation-wrap="simple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3cm" svg:height="2.624cm" svg:x="1.397cm" svg:y="0.626cm" presentation:class="title" presentation:placeholder="true">
        <draw:text-box/>
      </draw:frame>
      <draw:frame presentation:style-name="Default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6" draw:layer="backgroundobjects" svg:width="6.517cm" svg:height="1.081cm" svg:x="1.397cm" svg:y="14.348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8" draw:layer="backgroundobjects" svg:width="8.872cm" svg:height="1.081cm" svg:x="9.578cm" svg:y="14.348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5" draw:text-style-name="MP10" draw:layer="backgroundobjects" svg:width="6.518cm" svg:height="1.081cm" svg:x="20.077cm" svg:y="14.348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.59cm" svg:height="27.94cm" svg:x="0cm" svg:y="0cm">
          <text:p/>
        </draw:rect>
        <draw:page-thumbnail presentation:style-name="Default-title" draw:layer="backgroundobjects" svg:width="18.618cm" svg:height="10.473cm" svg:x="1.48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6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8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frame draw:style-name="Mgr9" draw:text-style-name="MP6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10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oo bar</dc:title>
    <dc:subject>how to foo the bar</dc:subject>
    <meta:keyword>foo</meta:keyword>
    <meta:keyword>bar</meta:keyword>
    <dc:description>Oh wow, what a comment!</dc:description>
    <meta:creation-date>2024-04-22T23:31:55.594710900</meta:creation-date>
    <dc:date>2024-04-22T23:42:20.534921000</dc:date>
    <meta:editing-cycles>3</meta:editing-cycles>
    <meta:editing-duration>PT10M25S</meta:editing-duration>
    <meta:document-statistic meta:object-count="30"/>
    <meta:generator>LibreOffice/24.2.2.2$Linux_X86_64 LibreOffice_project/d56cc158d8a96260b836f100ef4b4ef25d6f1a01</meta:generator>
    <meta:user-defined meta:name="CreativeCommons_LicenseURL">http://example.com</meta:user-defined>
  </office:meta>
</office:document-meta>
</file>